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B2AA4E6A4F6D2D7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justify" draw:textarea-vertical-align="middle" draw:auto-grow-height="false" fo:min-height="0.913cm" fo:min-width="0.662cm"/>
      <style:paragraph-properties style:writing-mode="lr-tb"/>
    </style:style>
    <style:style style:name="gr3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 style:list-style-name="L1">
      <style:graphic-properties svg:stroke-color="#000000" draw:textarea-horizontal-align="justify" draw:textarea-vertical-align="middle" draw:auto-grow-height="false" fo:min-height="0.8cm" fo:min-width="0.3cm"/>
      <style:paragraph-properties style:writing-mode="lr-tb"/>
    </style:style>
    <style:style style:name="gr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6" style:family="graphic" style:parent-style-name="standard" style:list-style-name="L1">
      <style:graphic-properties svg:stroke-color="#000000" draw:textarea-horizontal-align="justify" draw:textarea-vertical-align="middle" draw:auto-grow-height="false" fo:min-height="0.8cm" fo:min-width="0.3cm"/>
      <style:paragraph-properties style:writing-mode="lr-tb"/>
    </style:style>
    <style:style style:name="gr7" style:family="graphic" style:parent-style-name="standard">
      <style:graphic-properties svg:stroke-width="0.106cm" draw:marker-start-width="0.359cm" draw:marker-end-width="0.359cm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draw:marker-start-width="0.359cm" draw:marker-end-width="0.359cm" draw:fill="bitmap" draw:fill-image-name="_35__20_Percent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draw:fill="none" fo:min-height="0.86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7cm" fo:min-width="0.74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70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72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58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7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56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none"/>
      <style:paragraph-properties fo:margin-left="0cm" fo:margin-right="0cm" fo:text-align="center" fo:text-indent="0cm"/>
    </style:style>
    <style:style style:name="P5" style:family="paragraph">
      <style:paragraph-properties fo:text-align="center"/>
    </style:style>
    <style:style style:name="P6" style:family="paragraph">
      <loext:graphic-properties draw:fill="bitmap" draw:fill-image-name="_35__20_Percent"/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</style:style>
    <style:style style:name="T1" style:family="text">
      <style:text-properties style:text-position="0% 100%"/>
    </style:style>
    <style:style style:name="T2" style:family="text">
      <style:text-properties style:text-position="-33% 58%"/>
    </style:style>
    <style:style style:name="T3" style:family="text">
      <style:text-properties style:text-position="0% 100%" style:font-name="Liberation Sans1" style:font-name-asian="Liberation Serif1" style:font-name-complex="Liberation Serif1"/>
    </style:style>
    <style:style style:name="T4" style:family="text">
      <style:text-properties style:text-position="-33% 58%" style:font-name="Liberation Serif1" style:font-name-asian="Liberation Serif1" style:font-name-complex="Liberation Serif1"/>
    </style:style>
    <style:style style:name="T5" style:family="text">
      <style:text-properties style:text-position="-33% 58%" style:font-name="Liberation Sans" style:font-name-asian="Liberation Serif1" style:font-name-complex="Liberation Serif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6" draw:id="id16">
          <draw:line draw:style-name="gr1" draw:text-style-name="P1" draw:layer="layout" svg:x1="9.04cm" svg:y1="12.397cm" svg:x2="9.379cm" svg:y2="12.538cm">
            <text:p/>
          </draw:line>
          <draw:line draw:style-name="gr1" draw:text-style-name="P1" draw:layer="layout" svg:x1="8.716cm" svg:y1="12.915cm" svg:x2="9.377cm" svg:y2="12.534cm">
            <text:p/>
          </draw:line>
          <draw:line draw:style-name="gr1" draw:text-style-name="P1" draw:layer="layout" svg:x1="8.706cm" svg:y1="13.582cm" svg:x2="9.396cm" svg:y2="13.879cm">
            <text:p/>
          </draw:line>
          <draw:line draw:style-name="gr1" draw:text-style-name="P1" draw:layer="layout" svg:x1="8.7cm" svg:y1="12.9cm" svg:x2="9.39cm" svg:y2="13.197cm">
            <text:p/>
          </draw:line>
          <draw:line draw:style-name="gr1" draw:text-style-name="P1" draw:layer="layout" svg:x1="8.711cm" svg:y1="13.595cm" svg:x2="9.372cm" svg:y2="13.214cm">
            <text:p/>
          </draw:line>
          <draw:line draw:style-name="gr1" draw:text-style-name="P1" draw:layer="layout" svg:x1="8.739cm" svg:y1="14.267cm" svg:x2="9.4cm" svg:y2="13.886cm">
            <text:p/>
          </draw:line>
          <draw:line draw:style-name="gr1" draw:text-style-name="P1" draw:layer="layout" svg:x1="8.772cm" svg:y1="14.259cm" svg:x2="9.111cm" svg:y2="14.4cm">
            <text:p/>
          </draw:line>
        </draw:g>
        <draw:custom-shape draw:style-name="gr2" draw:text-style-name="P2" xml:id="id1" draw:id="id1" draw:layer="layout" svg:width="1.642cm" svg:height="1.643cm" svg:x="1.2cm" svg:y="10.657cm">
          <text:p text:style-name="P2">+</text:p>
          <text:p text:style-name="P2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" draw:id="id3">
          <draw:line draw:style-name="gr3" draw:text-style-name="P1" draw:layer="layout" svg:x1="5.555cm" svg:y1="9.01cm" svg:x2="6.02cm" svg:y2="9.01cm">
            <text:p/>
          </draw:line>
          <draw:line draw:style-name="gr3" draw:text-style-name="P1" draw:layer="layout" svg:x1="6.024cm" svg:y1="9.721cm" svg:x2="6.024cm" svg:y2="8.301cm">
            <text:p/>
          </draw:line>
          <draw:line draw:style-name="gr3" draw:text-style-name="P1" draw:layer="layout" svg:x1="6.492cm" svg:y1="9.72cm" svg:x2="6.492cm" svg:y2="8.3cm">
            <text:p/>
          </draw:line>
          <draw:line draw:style-name="gr3" draw:text-style-name="P1" draw:layer="layout" svg:x1="6.49cm" svg:y1="9.01cm" svg:x2="6.955cm" svg:y2="9.01cm">
            <text:p/>
          </draw:line>
        </draw:g>
        <draw:g xml:id="id8" draw:id="id8">
          <draw:custom-shape draw:style-name="gr4" draw:text-style-name="P3" draw:layer="layout" svg:width="1.6cm" svg:height="2.1cm" svg:x="12.6cm" svg:y="9.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5" draw:text-style-name="P4" draw:layer="layout" svg:x1="13.4cm" svg:y1="10.244cm" svg:x2="13.4cm" svg:y2="11.216cm">
            <text:p/>
          </draw:line>
        </draw:g>
        <draw:g xml:id="id9" draw:id="id9">
          <draw:line draw:style-name="gr1" draw:text-style-name="P1" draw:layer="layout" svg:x1="18.04cm" svg:y1="9.8cm" svg:x2="18.379cm" svg:y2="9.941cm">
            <text:p/>
          </draw:line>
          <draw:line draw:style-name="gr1" draw:text-style-name="P1" draw:layer="layout" svg:x1="17.716cm" svg:y1="10.318cm" svg:x2="18.377cm" svg:y2="9.937cm">
            <text:p/>
          </draw:line>
          <draw:line draw:style-name="gr1" draw:text-style-name="P1" draw:layer="layout" svg:x1="17.706cm" svg:y1="10.985cm" svg:x2="18.396cm" svg:y2="11.282cm">
            <text:p/>
          </draw:line>
          <draw:line draw:style-name="gr1" draw:text-style-name="P1" draw:layer="layout" svg:x1="17.7cm" svg:y1="10.303cm" svg:x2="18.39cm" svg:y2="10.6cm">
            <text:p/>
          </draw:line>
          <draw:line draw:style-name="gr1" draw:text-style-name="P1" draw:layer="layout" svg:x1="17.711cm" svg:y1="10.998cm" svg:x2="18.372cm" svg:y2="10.617cm">
            <text:p/>
          </draw:line>
          <draw:line draw:style-name="gr1" draw:text-style-name="P1" draw:layer="layout" svg:x1="17.739cm" svg:y1="11.67cm" svg:x2="18.4cm" svg:y2="11.289cm">
            <text:p/>
          </draw:line>
          <draw:line draw:style-name="gr1" draw:text-style-name="P1" draw:layer="layout" svg:x1="17.772cm" svg:y1="11.662cm" svg:x2="18.111cm" svg:y2="11.803cm">
            <text:p/>
          </draw:line>
        </draw:g>
        <draw:g xml:id="id5" draw:id="id5">
          <draw:line draw:style-name="gr1" draw:text-style-name="P1" draw:layer="layout" svg:x1="12.14cm" svg:y1="14.1cm" svg:x2="12.479cm" svg:y2="14.241cm">
            <text:p/>
          </draw:line>
          <draw:line draw:style-name="gr1" draw:text-style-name="P1" draw:layer="layout" svg:x1="11.816cm" svg:y1="14.618cm" svg:x2="12.477cm" svg:y2="14.237cm">
            <text:p/>
          </draw:line>
          <draw:line draw:style-name="gr1" draw:text-style-name="P1" draw:layer="layout" svg:x1="11.806cm" svg:y1="15.285cm" svg:x2="12.496cm" svg:y2="15.582cm">
            <text:p/>
          </draw:line>
          <draw:line draw:style-name="gr1" draw:text-style-name="P1" draw:layer="layout" svg:x1="11.8cm" svg:y1="14.603cm" svg:x2="12.49cm" svg:y2="14.9cm">
            <text:p/>
          </draw:line>
          <draw:line draw:style-name="gr1" draw:text-style-name="P1" draw:layer="layout" svg:x1="11.811cm" svg:y1="15.298cm" svg:x2="12.472cm" svg:y2="14.917cm">
            <text:p/>
          </draw:line>
          <draw:line draw:style-name="gr1" draw:text-style-name="P1" draw:layer="layout" svg:x1="11.839cm" svg:y1="15.97cm" svg:x2="12.5cm" svg:y2="15.589cm">
            <text:p/>
          </draw:line>
          <draw:line draw:style-name="gr1" draw:text-style-name="P1" draw:layer="layout" svg:x1="11.872cm" svg:y1="15.962cm" svg:x2="12.211cm" svg:y2="16.103cm">
            <text:p/>
          </draw:line>
        </draw:g>
        <draw:g xml:id="id10" draw:id="id10">
          <draw:line draw:style-name="gr1" draw:text-style-name="P1" draw:layer="layout" svg:x1="19.04cm" svg:y1="14.097cm" svg:x2="19.379cm" svg:y2="14.238cm">
            <text:p/>
          </draw:line>
          <draw:line draw:style-name="gr1" draw:text-style-name="P1" draw:layer="layout" svg:x1="18.716cm" svg:y1="14.615cm" svg:x2="19.377cm" svg:y2="14.234cm">
            <text:p/>
          </draw:line>
          <draw:line draw:style-name="gr1" draw:text-style-name="P1" draw:layer="layout" svg:x1="18.706cm" svg:y1="15.282cm" svg:x2="19.396cm" svg:y2="15.579cm">
            <text:p/>
          </draw:line>
          <draw:line draw:style-name="gr1" draw:text-style-name="P1" draw:layer="layout" svg:x1="18.7cm" svg:y1="14.6cm" svg:x2="19.39cm" svg:y2="14.897cm">
            <text:p/>
          </draw:line>
          <draw:line draw:style-name="gr1" draw:text-style-name="P1" draw:layer="layout" svg:x1="18.711cm" svg:y1="15.295cm" svg:x2="19.372cm" svg:y2="14.914cm">
            <text:p/>
          </draw:line>
          <draw:line draw:style-name="gr1" draw:text-style-name="P1" draw:layer="layout" svg:x1="18.739cm" svg:y1="15.967cm" svg:x2="19.4cm" svg:y2="15.586cm">
            <text:p/>
          </draw:line>
          <draw:line draw:style-name="gr1" draw:text-style-name="P1" draw:layer="layout" svg:x1="18.772cm" svg:y1="15.959cm" svg:x2="19.111cm" svg:y2="16.1cm">
            <text:p/>
          </draw:line>
        </draw:g>
        <draw:g xml:id="id6" draw:id="id6">
          <draw:line draw:style-name="gr1" draw:text-style-name="P1" draw:layer="layout" svg:x1="15.34cm" svg:y1="9.9cm" svg:x2="15.679cm" svg:y2="10.041cm">
            <text:p/>
          </draw:line>
          <draw:line draw:style-name="gr1" draw:text-style-name="P1" draw:layer="layout" svg:x1="15.016cm" svg:y1="10.418cm" svg:x2="15.677cm" svg:y2="10.037cm">
            <text:p/>
          </draw:line>
          <draw:line draw:style-name="gr1" draw:text-style-name="P1" draw:layer="layout" svg:x1="15.006cm" svg:y1="11.085cm" svg:x2="15.696cm" svg:y2="11.382cm">
            <text:p/>
          </draw:line>
          <draw:line draw:style-name="gr1" draw:text-style-name="P1" draw:layer="layout" svg:x1="15cm" svg:y1="10.403cm" svg:x2="15.69cm" svg:y2="10.7cm">
            <text:p/>
          </draw:line>
          <draw:line draw:style-name="gr1" draw:text-style-name="P1" draw:layer="layout" svg:x1="15.011cm" svg:y1="11.098cm" svg:x2="15.672cm" svg:y2="10.717cm">
            <text:p/>
          </draw:line>
          <draw:line draw:style-name="gr1" draw:text-style-name="P1" draw:layer="layout" svg:x1="15.039cm" svg:y1="11.77cm" svg:x2="15.7cm" svg:y2="11.389cm">
            <text:p/>
          </draw:line>
          <draw:line draw:style-name="gr1" draw:text-style-name="P1" draw:layer="layout" svg:x1="15.072cm" svg:y1="11.762cm" svg:x2="15.411cm" svg:y2="11.903cm">
            <text:p/>
          </draw:line>
        </draw:g>
        <draw:g xml:id="id19" draw:id="id19">
          <draw:line draw:style-name="gr1" draw:text-style-name="P1" draw:layer="layout" svg:x1="16.704cm" svg:y1="12.407cm" svg:x2="17.043cm" svg:y2="12.548cm">
            <text:p/>
          </draw:line>
          <draw:line draw:style-name="gr1" draw:text-style-name="P1" draw:layer="layout" svg:x1="16.38cm" svg:y1="12.925cm" svg:x2="17.041cm" svg:y2="12.544cm">
            <text:p/>
          </draw:line>
          <draw:line draw:style-name="gr1" draw:text-style-name="P1" draw:layer="layout" svg:x1="16.37cm" svg:y1="13.592cm" svg:x2="17.06cm" svg:y2="13.889cm">
            <text:p/>
          </draw:line>
          <draw:line draw:style-name="gr1" draw:text-style-name="P1" draw:layer="layout" svg:x1="16.364cm" svg:y1="12.91cm" svg:x2="17.054cm" svg:y2="13.207cm">
            <text:p/>
          </draw:line>
          <draw:line draw:style-name="gr1" draw:text-style-name="P1" draw:layer="layout" svg:x1="16.375cm" svg:y1="13.605cm" svg:x2="17.036cm" svg:y2="13.224cm">
            <text:p/>
          </draw:line>
          <draw:line draw:style-name="gr1" draw:text-style-name="P1" draw:layer="layout" svg:x1="16.403cm" svg:y1="14.277cm" svg:x2="17.064cm" svg:y2="13.896cm">
            <text:p/>
          </draw:line>
          <draw:line draw:style-name="gr1" draw:text-style-name="P1" draw:layer="layout" svg:x1="16.436cm" svg:y1="14.269cm" svg:x2="16.775cm" svg:y2="14.41cm">
            <text:p/>
          </draw:line>
        </draw:g>
        <draw:g xml:id="id12" draw:id="id12">
          <draw:line draw:style-name="gr1" draw:text-style-name="P1" draw:layer="layout" svg:x1="22.34cm" svg:y1="9.797cm" svg:x2="22.679cm" svg:y2="9.938cm">
            <text:p/>
          </draw:line>
          <draw:line draw:style-name="gr1" draw:text-style-name="P1" draw:layer="layout" svg:x1="22.016cm" svg:y1="10.315cm" svg:x2="22.677cm" svg:y2="9.934cm">
            <text:p/>
          </draw:line>
          <draw:line draw:style-name="gr1" draw:text-style-name="P1" draw:layer="layout" svg:x1="22.006cm" svg:y1="10.982cm" svg:x2="22.696cm" svg:y2="11.279cm">
            <text:p/>
          </draw:line>
          <draw:line draw:style-name="gr1" draw:text-style-name="P1" draw:layer="layout" svg:x1="22cm" svg:y1="10.3cm" svg:x2="22.69cm" svg:y2="10.597cm">
            <text:p/>
          </draw:line>
          <draw:line draw:style-name="gr1" draw:text-style-name="P1" draw:layer="layout" svg:x1="22.011cm" svg:y1="10.995cm" svg:x2="22.672cm" svg:y2="10.614cm">
            <text:p/>
          </draw:line>
          <draw:line draw:style-name="gr1" draw:text-style-name="P1" draw:layer="layout" svg:x1="22.039cm" svg:y1="11.667cm" svg:x2="22.7cm" svg:y2="11.286cm">
            <text:p/>
          </draw:line>
          <draw:line draw:style-name="gr1" draw:text-style-name="P1" draw:layer="layout" svg:x1="22.072cm" svg:y1="11.659cm" svg:x2="22.411cm" svg:y2="11.8cm">
            <text:p/>
          </draw:line>
        </draw:g>
        <draw:g xml:id="id15" draw:id="id15">
          <draw:line draw:style-name="gr1" draw:text-style-name="P1" draw:layer="layout" svg:x1="7.54cm" svg:y1="12.397cm" svg:x2="7.879cm" svg:y2="12.538cm">
            <text:p/>
          </draw:line>
          <draw:line draw:style-name="gr1" draw:text-style-name="P1" draw:layer="layout" svg:x1="7.216cm" svg:y1="12.915cm" svg:x2="7.877cm" svg:y2="12.534cm">
            <text:p/>
          </draw:line>
          <draw:line draw:style-name="gr1" draw:text-style-name="P1" draw:layer="layout" svg:x1="7.206cm" svg:y1="13.582cm" svg:x2="7.896cm" svg:y2="13.879cm">
            <text:p/>
          </draw:line>
          <draw:line draw:style-name="gr1" draw:text-style-name="P1" draw:layer="layout" svg:x1="7.2cm" svg:y1="12.9cm" svg:x2="7.89cm" svg:y2="13.197cm">
            <text:p/>
          </draw:line>
          <draw:line draw:style-name="gr1" draw:text-style-name="P1" draw:layer="layout" svg:x1="7.211cm" svg:y1="13.595cm" svg:x2="7.872cm" svg:y2="13.214cm">
            <text:p/>
          </draw:line>
          <draw:line draw:style-name="gr1" draw:text-style-name="P1" draw:layer="layout" svg:x1="7.239cm" svg:y1="14.267cm" svg:x2="7.9cm" svg:y2="13.886cm">
            <text:p/>
          </draw:line>
          <draw:line draw:style-name="gr1" draw:text-style-name="P1" draw:layer="layout" svg:x1="7.272cm" svg:y1="14.259cm" svg:x2="7.611cm" svg:y2="14.4cm">
            <text:p/>
          </draw:line>
        </draw:g>
        <draw:g xml:id="id2" draw:id="id2">
          <draw:line draw:style-name="gr1" draw:text-style-name="P1" draw:layer="layout" svg:x1="2.9cm" svg:y1="8.996cm" svg:x2="3.051cm" svg:y2="8.661cm">
            <text:p/>
          </draw:line>
          <draw:line draw:style-name="gr1" draw:text-style-name="P1" draw:layer="layout" svg:x1="3.409cm" svg:y1="9.334cm" svg:x2="3.047cm" svg:y2="8.662cm">
            <text:p/>
          </draw:line>
          <draw:line draw:style-name="gr1" draw:text-style-name="P1" draw:layer="layout" svg:x1="4.075cm" svg:y1="9.363cm" svg:x2="4.391cm" svg:y2="8.682cm">
            <text:p/>
          </draw:line>
          <draw:line draw:style-name="gr1" draw:text-style-name="P1" draw:layer="layout" svg:x1="3.393cm" svg:y1="9.35cm" svg:x2="3.709cm" svg:y2="8.669cm">
            <text:p/>
          </draw:line>
          <draw:line draw:style-name="gr1" draw:text-style-name="P1" draw:layer="layout" svg:x1="4.089cm" svg:y1="9.359cm" svg:x2="3.727cm" svg:y2="8.687cm">
            <text:p/>
          </draw:line>
          <draw:line draw:style-name="gr1" draw:text-style-name="P1" draw:layer="layout" svg:x1="4.761cm" svg:y1="9.351cm" svg:x2="4.399cm" svg:y2="8.679cm">
            <text:p/>
          </draw:line>
          <draw:line draw:style-name="gr1" draw:text-style-name="P1" draw:layer="layout" svg:x1="4.753cm" svg:y1="9.317cm" svg:x2="4.904cm" svg:y2="8.982cm">
            <text:p/>
          </draw:line>
        </draw:g>
        <draw:g xml:id="id4" draw:id="id4">
          <draw:line draw:style-name="gr1" draw:text-style-name="P1" draw:layer="layout" svg:x1="10.94cm" svg:y1="9.9cm" svg:x2="11.279cm" svg:y2="10.041cm">
            <text:p/>
          </draw:line>
          <draw:line draw:style-name="gr1" draw:text-style-name="P1" draw:layer="layout" svg:x1="10.616cm" svg:y1="10.418cm" svg:x2="11.277cm" svg:y2="10.037cm">
            <text:p/>
          </draw:line>
          <draw:line draw:style-name="gr1" draw:text-style-name="P1" draw:layer="layout" svg:x1="10.606cm" svg:y1="11.085cm" svg:x2="11.296cm" svg:y2="11.382cm">
            <text:p/>
          </draw:line>
          <draw:line draw:style-name="gr1" draw:text-style-name="P1" draw:layer="layout" svg:x1="10.6cm" svg:y1="10.403cm" svg:x2="11.29cm" svg:y2="10.7cm">
            <text:p/>
          </draw:line>
          <draw:line draw:style-name="gr1" draw:text-style-name="P1" draw:layer="layout" svg:x1="10.611cm" svg:y1="11.098cm" svg:x2="11.272cm" svg:y2="10.717cm">
            <text:p/>
          </draw:line>
          <draw:line draw:style-name="gr1" draw:text-style-name="P1" draw:layer="layout" svg:x1="10.639cm" svg:y1="11.77cm" svg:x2="11.3cm" svg:y2="11.389cm">
            <text:p/>
          </draw:line>
          <draw:line draw:style-name="gr1" draw:text-style-name="P1" draw:layer="layout" svg:x1="10.672cm" svg:y1="11.762cm" svg:x2="11.011cm" svg:y2="11.903cm">
            <text:p/>
          </draw:line>
        </draw:g>
        <draw:g xml:id="id11" draw:id="id11">
          <draw:custom-shape draw:style-name="gr6" draw:text-style-name="P3" draw:layer="layout" svg:width="1.6cm" svg:height="2.1cm" svg:x="19.8cm" svg:y="9.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5" draw:text-style-name="P4" draw:layer="layout" svg:x1="20.6cm" svg:y1="10.144cm" svg:x2="20.6cm" svg:y2="11.116cm">
            <text:p/>
          </draw:line>
        </draw:g>
        <draw:g xml:id="id14" draw:id="id14">
          <draw:line draw:style-name="gr1" draw:text-style-name="P1" draw:layer="layout" svg:x1="21.553cm" svg:y1="15.064cm" svg:x2="21.892cm" svg:y2="15.205cm">
            <text:p/>
          </draw:line>
          <draw:line draw:style-name="gr1" draw:text-style-name="P1" draw:layer="layout" svg:x1="21.229cm" svg:y1="15.582cm" svg:x2="21.89cm" svg:y2="15.201cm">
            <text:p/>
          </draw:line>
          <draw:line draw:style-name="gr1" draw:text-style-name="P1" draw:layer="layout" svg:x1="21.219cm" svg:y1="16.249cm" svg:x2="21.909cm" svg:y2="16.546cm">
            <text:p/>
          </draw:line>
          <draw:line draw:style-name="gr1" draw:text-style-name="P1" draw:layer="layout" svg:x1="21.213cm" svg:y1="15.567cm" svg:x2="21.903cm" svg:y2="15.864cm">
            <text:p/>
          </draw:line>
          <draw:line draw:style-name="gr1" draw:text-style-name="P1" draw:layer="layout" svg:x1="21.224cm" svg:y1="16.262cm" svg:x2="21.885cm" svg:y2="15.881cm">
            <text:p/>
          </draw:line>
          <draw:line draw:style-name="gr1" draw:text-style-name="P1" draw:layer="layout" svg:x1="21.252cm" svg:y1="16.934cm" svg:x2="21.913cm" svg:y2="16.553cm">
            <text:p/>
          </draw:line>
          <draw:line draw:style-name="gr1" draw:text-style-name="P1" draw:layer="layout" svg:x1="21.285cm" svg:y1="16.926cm" svg:x2="21.624cm" svg:y2="17.067cm">
            <text:p/>
          </draw:line>
        </draw:g>
        <draw:g xml:id="id13" draw:id="id13">
          <draw:line draw:style-name="gr3" draw:text-style-name="P1" draw:layer="layout" svg:x1="21.589cm" svg:y1="14.6cm" svg:x2="21.589cm" svg:y2="14.135cm">
            <text:p/>
          </draw:line>
          <draw:line draw:style-name="gr3" draw:text-style-name="P1" draw:layer="layout" svg:x1="22.3cm" svg:y1="14.131cm" svg:x2="20.88cm" svg:y2="14.131cm">
            <text:p/>
          </draw:line>
          <draw:line draw:style-name="gr3" draw:text-style-name="P1" draw:layer="layout" svg:x1="22.299cm" svg:y1="13.663cm" svg:x2="20.879cm" svg:y2="13.663cm">
            <text:p/>
          </draw:line>
          <draw:line draw:style-name="gr3" draw:text-style-name="P1" draw:layer="layout" svg:x1="21.589cm" svg:y1="13.665cm" svg:x2="21.589cm" svg:y2="13.2cm">
            <text:p/>
          </draw:line>
        </draw:g>
        <draw:g xml:id="id7" draw:id="id7">
          <draw:line draw:style-name="gr3" draw:text-style-name="P1" draw:layer="layout" svg:x1="13.989cm" svg:y1="16cm" svg:x2="13.989cm" svg:y2="15.535cm">
            <text:p/>
          </draw:line>
          <draw:line draw:style-name="gr3" draw:text-style-name="P1" draw:layer="layout" svg:x1="14.7cm" svg:y1="15.531cm" svg:x2="13.28cm" svg:y2="15.531cm">
            <text:p/>
          </draw:line>
          <draw:line draw:style-name="gr3" draw:text-style-name="P1" draw:layer="layout" svg:x1="14.699cm" svg:y1="15.063cm" svg:x2="13.279cm" svg:y2="15.063cm">
            <text:p/>
          </draw:line>
          <draw:line draw:style-name="gr3" draw:text-style-name="P1" draw:layer="layout" svg:x1="13.989cm" svg:y1="15.065cm" svg:x2="13.989cm" svg:y2="14.6cm">
            <text:p/>
          </draw:line>
        </draw:g>
        <draw:connector draw:style-name="gr7" draw:text-style-name="P5" draw:layer="layout" svg:x1="2.021cm" svg:y1="10.657cm" svg:x2="2.9cm" svg:y2="9.012cm" draw:start-shape="id1" draw:start-glue-point="4" draw:end-shape="id2" draw:end-glue-point="3" svg:d="M2021 10657v-1645h879" svg:viewBox="0 0 880 1646">
          <text:p/>
        </draw:connector>
        <draw:connector draw:style-name="gr7" draw:text-style-name="P5" draw:layer="layout" svg:x1="4.904cm" svg:y1="9.012cm" svg:x2="5.555cm" svg:y2="9.01cm" draw:start-shape="id2" draw:start-glue-point="1" draw:end-shape="id3" draw:end-glue-point="3" svg:d="M4904 9012h326v-2h325" svg:viewBox="0 0 652 3">
          <text:p/>
        </draw:connector>
        <draw:connector draw:style-name="gr7" draw:text-style-name="P5" draw:layer="layout" draw:line-skew="-0.301cm" svg:x1="10.95cm" svg:y1="11.903cm" svg:x2="12.15cm" svg:y2="14.1cm" draw:start-shape="id4" draw:start-glue-point="2" draw:end-shape="id5" draw:end-glue-point="0" svg:d="M10950 11903v798h1200v1399" svg:viewBox="0 0 1201 2198">
          <text:p/>
        </draw:connector>
        <draw:connector draw:style-name="gr8" draw:text-style-name="P6" draw:layer="layout" draw:line-skew="-0.551cm" svg:x1="15.35cm" svg:y1="11.903cm" svg:x2="13.989cm" svg:y2="14.6cm" draw:start-shape="id6" draw:start-glue-point="2" draw:end-shape="id7" draw:end-glue-point="0" svg:d="M15350 11903v798h-1361v1899" svg:viewBox="0 0 1362 2698">
          <text:p/>
        </draw:connector>
        <draw:connector draw:style-name="gr7" draw:text-style-name="P5" draw:layer="layout" draw:line-skew="-0.226cm" svg:x1="13.4cm" svg:y1="11.8cm" svg:x2="12.15cm" svg:y2="14.1cm" draw:start-shape="id8" draw:start-glue-point="2" draw:end-shape="id5" draw:end-glue-point="0" svg:d="M13400 11800v900h-1250v1400" svg:viewBox="0 0 1251 2301">
          <text:p/>
        </draw:connector>
        <draw:connector draw:style-name="gr7" draw:text-style-name="P5" draw:layer="layout" draw:line-skew="-0.476cm" svg:x1="13.4cm" svg:y1="11.8cm" svg:x2="13.989cm" svg:y2="14.6cm" draw:start-shape="id8" draw:start-glue-point="2" draw:end-shape="id7" draw:end-glue-point="0" svg:d="M13400 11800v900h589v1900" svg:viewBox="0 0 590 2801">
          <text:p/>
        </draw:connector>
        <draw:connector draw:style-name="gr7" draw:text-style-name="P5" draw:layer="layout" draw:line-skew="-0.199cm" svg:x1="13.4cm" svg:y1="9.7cm" svg:x2="15.35cm" svg:y2="9.9cm" draw:start-shape="id8" draw:start-glue-point="0" draw:end-shape="id6" draw:end-glue-point="0" svg:d="M13400 9700v-700h1950v900" svg:viewBox="0 0 1951 901">
          <text:p/>
        </draw:connector>
        <draw:connector draw:style-name="gr7" draw:text-style-name="P5" draw:layer="layout" draw:line-skew="-0.25cm" svg:x1="18.05cm" svg:y1="11.803cm" svg:x2="19.05cm" svg:y2="14.097cm" draw:start-shape="id9" draw:start-glue-point="2" draw:end-shape="id10" draw:end-glue-point="0" svg:d="M18050 11803v897h1000v1397" svg:viewBox="0 0 1001 2295">
          <text:p/>
        </draw:connector>
        <draw:connector draw:style-name="gr8" draw:text-style-name="P6" draw:layer="layout" draw:line-skew="-0.174cm" svg:x1="20.6cm" svg:y1="11.7cm" svg:x2="19.05cm" svg:y2="14.097cm" draw:start-shape="id11" draw:start-glue-point="2" draw:end-shape="id10" draw:end-glue-point="0" svg:d="M20600 11700v1001h-1550v1396" svg:viewBox="0 0 1551 2398">
          <text:p/>
        </draw:connector>
        <draw:connector draw:style-name="gr8" draw:text-style-name="P6" draw:layer="layout" draw:line-skew="-0.099cm" svg:x1="20.6cm" svg:y1="9.6cm" svg:x2="22.35cm" svg:y2="9.797cm" draw:start-shape="id11" draw:start-glue-point="0" draw:end-shape="id12" draw:end-glue-point="0" svg:d="M20600 9600v-600h1750v797" svg:viewBox="0 0 1751 798">
          <text:p/>
        </draw:connector>
        <draw:connector draw:style-name="gr7" draw:text-style-name="P5" draw:layer="layout" draw:line-skew="0.274cm" svg:x1="20.6cm" svg:y1="11.7cm" svg:x2="21.589cm" svg:y2="13.2cm" draw:start-shape="id11" draw:start-glue-point="2" draw:end-shape="id13" draw:end-glue-point="0" svg:d="M20600 11700v1000h989v500" svg:viewBox="0 0 990 1501">
          <text:p/>
        </draw:connector>
        <draw:connector draw:style-name="gr7" draw:text-style-name="P5" draw:layer="layout" draw:line-skew="0.2cm" svg:x1="22.35cm" svg:y1="11.8cm" svg:x2="21.589cm" svg:y2="13.2cm" draw:start-shape="id12" draw:start-glue-point="2" draw:end-shape="id13" draw:end-glue-point="0" svg:d="M22350 11800v900h-761v500" svg:viewBox="0 0 762 1401">
          <text:p/>
        </draw:connector>
        <draw:connector draw:style-name="gr9" draw:text-style-name="P7" draw:layer="layout" draw:type="line" svg:x1="21.589cm" svg:y1="14.6cm" svg:x2="21.563cm" svg:y2="15.064cm" draw:start-shape="id13" draw:start-glue-point="2" draw:end-shape="id14" draw:end-glue-point="0" svg:d="M21589 14600l-26 464" svg:viewBox="0 0 27 465">
          <text:p/>
        </draw:connector>
        <draw:connector draw:style-name="gr8" draw:text-style-name="P6" draw:layer="layout" draw:line-skew="-0.099cm 0.837cm" svg:x1="20.6cm" svg:y1="9.6cm" svg:x2="21.563cm" svg:y2="17.067cm" draw:start-shape="id11" draw:start-glue-point="0" draw:end-shape="id14" draw:end-glue-point="2" svg:d="M20600 9600v-600h2700v8617h-1737v-550" svg:viewBox="0 0 2701 8618">
          <text:p/>
        </draw:connector>
        <draw:g>
          <draw:line draw:style-name="gr1" draw:text-style-name="P1" draw:layer="layout" svg:x1="4.699cm" svg:y1="18.124cm" svg:x2="2.53cm" svg:y2="18.124cm">
            <text:p/>
          </draw:line>
          <draw:line draw:style-name="gr1" draw:text-style-name="P1" draw:layer="layout" svg:x1="4.7cm" svg:y1="18.116cm" svg:x2="2.531cm" svg:y2="18.116cm">
            <text:p/>
          </draw:line>
          <draw:line draw:style-name="gr1" draw:text-style-name="P1" draw:layer="layout" svg:x1="3.12cm" svg:y1="18.428cm" svg:x2="4.198cm" svg:y2="18.435cm">
            <text:p/>
          </draw:line>
          <draw:line draw:style-name="gr1" draw:text-style-name="P1" draw:layer="layout" svg:x1="3.409cm" svg:y1="18.699cm" svg:x2="3.927cm" svg:y2="18.702cm">
            <text:p/>
          </draw:line>
          <draw:line draw:style-name="gr1" draw:text-style-name="P1" draw:layer="layout" svg:x1="3.641cm" svg:y1="18.098cm" svg:x2="3.63cm" svg:y2="17.604cm">
            <text:p/>
          </draw:line>
        </draw:g>
        <draw:connector draw:style-name="gr8" draw:text-style-name="P6" draw:layer="layout" svg:x1="2.021cm" svg:y1="12.3cm" svg:x2="21.563cm" svg:y2="17.067cm" draw:start-shape="id1" draw:start-glue-point="8" draw:end-shape="id14" draw:end-glue-point="2" svg:d="M2021 12300v5317h19542v-550" svg:viewBox="0 0 19543 5318">
          <text:p/>
        </draw:connector>
        <draw:connector draw:style-name="gr7" draw:text-style-name="P5" draw:layer="layout" svg:x1="12.15cm" svg:y1="16.103cm" svg:x2="21.563cm" svg:y2="17.067cm" draw:start-shape="id5" draw:start-glue-point="2" draw:end-shape="id14" draw:end-glue-point="2" svg:d="M12150 16103v1514h9413v-550" svg:viewBox="0 0 9414 1515">
          <text:p/>
        </draw:connector>
        <draw:connector draw:style-name="gr7" draw:text-style-name="P5" draw:layer="layout" svg:x1="13.989cm" svg:y1="16cm" svg:x2="21.563cm" svg:y2="17.067cm" draw:start-shape="id7" draw:start-glue-point="2" draw:end-shape="id14" draw:end-glue-point="2" svg:d="M13989 16000v1617h7574v-550" svg:viewBox="0 0 7575 1618">
          <text:p/>
        </draw:connector>
        <draw:connector draw:style-name="gr7" draw:text-style-name="P5" draw:layer="layout" svg:x1="19.05cm" svg:y1="16.1cm" svg:x2="21.563cm" svg:y2="17.067cm" draw:start-shape="id10" draw:start-glue-point="2" draw:end-shape="id14" draw:end-glue-point="2" svg:d="M19050 16100v1517h2513v-550" svg:viewBox="0 0 2514 1518">
          <text:p/>
        </draw:connector>
        <draw:connector draw:style-name="gr7" draw:text-style-name="P5" draw:layer="layout" svg:x1="7.55cm" svg:y1="14.4cm" svg:x2="21.563cm" svg:y2="17.067cm" draw:start-shape="id15" draw:start-glue-point="2" draw:end-shape="id14" draw:end-glue-point="2" svg:d="M7550 14400v3217h14013v-550" svg:viewBox="0 0 14014 3218">
          <text:p/>
        </draw:connector>
        <draw:frame draw:style-name="gr10" draw:text-style-name="P8" draw:layer="layout" svg:width="1.278cm" svg:height="1.115cm" svg:x="2.5cm" svg:y="12.4cm">
          <draw:text-box>
            <text:p><text:span text:style-name="T1">v</text:span><text:span text:style-name="T2">in</text:span></text:p>
          </draw:text-box>
        </draw:frame>
        <draw:frame draw:style-name="gr11" draw:text-style-name="P9" draw:layer="layout" svg:width="1.243cm" svg:height="1.977cm" svg:x="3.3cm" svg:y="7.6cm">
          <draw:text-box>
            <text:p>R<text:span text:style-name="T2">in</text:span></text:p>
            <text:p><text:span text:style-name="T2"/></text:p>
          </draw:text-box>
        </draw:frame>
        <draw:frame draw:style-name="gr11" draw:text-style-name="P9" draw:layer="layout" svg:width="1.243cm" svg:height="1.977cm" svg:x="5.657cm" svg:y="7.3cm">
          <draw:text-box>
            <text:p>C<text:span text:style-name="T2">i</text:span></text:p>
            <text:p><text:span text:style-name="T2"/></text:p>
          </draw:text-box>
        </draw:frame>
        <draw:frame draw:style-name="gr12" draw:text-style-name="P9" draw:layer="layout" svg:width="1.162cm" svg:height="1.114cm" svg:x="5.638cm" svg:y="12.886cm">
          <draw:text-box>
            <text:p>R<text:span text:style-name="T2">1</text:span></text:p>
          </draw:text-box>
        </draw:frame>
        <draw:frame draw:style-name="gr13" draw:text-style-name="P9" draw:layer="layout" svg:width="1.162cm" svg:height="1.114cm" svg:x="9.638cm" svg:y="13.1cm">
          <draw:text-box>
            <text:p>R<text:span text:style-name="T2">2</text:span></text:p>
          </draw:text-box>
        </draw:frame>
        <draw:frame draw:style-name="gr14" draw:text-style-name="P9" draw:layer="layout" svg:width="1.912cm" svg:height="0.962cm" svg:x="2.73cm" svg:y="18.638cm">
          <draw:text-box>
            <text:p>GND</text:p>
          </draw:text-box>
        </draw:frame>
        <draw:frame draw:style-name="gr12" draw:text-style-name="P9" draw:layer="layout" svg:width="1.162cm" svg:height="1.114cm" svg:x="14.838cm" svg:y="14.9cm">
          <draw:text-box>
            <text:p>C<text:span text:style-name="T2">b</text:span></text:p>
          </draw:text-box>
        </draw:frame>
        <draw:frame draw:style-name="gr12" draw:text-style-name="P9" draw:layer="layout" svg:width="1.162cm" svg:height="1.114cm" svg:x="19.638cm" svg:y="13.386cm">
          <draw:text-box>
            <text:p>C<text:span text:style-name="T2">o</text:span></text:p>
          </draw:text-box>
        </draw:frame>
        <draw:connector draw:style-name="gr7" draw:text-style-name="P5" draw:layer="layout" svg:x1="9.05cm" svg:y1="14.4cm" svg:x2="21.563cm" svg:y2="17.067cm" draw:start-shape="id16" draw:start-glue-point="2" draw:end-shape="id14" draw:end-glue-point="2" svg:d="M9050 14400v3217h12513v-550" svg:viewBox="0 0 12514 3218">
          <text:p/>
        </draw:connector>
        <draw:connector draw:style-name="gr7" draw:text-style-name="P5" xml:id="id17" draw:id="id17" draw:layer="layout" svg:x1="7.55cm" svg:y1="12.397cm" svg:x2="6.955cm" svg:y2="9.01cm" draw:start-shape="id15" draw:start-glue-point="0" draw:end-shape="id3" draw:end-glue-point="1" svg:d="M7550 12397v-3387h-595" svg:viewBox="0 0 596 3388">
          <text:p/>
        </draw:connector>
        <draw:connector draw:style-name="gr7" draw:text-style-name="P5" draw:layer="layout" svg:x1="10.95cm" svg:y1="9.9cm" svg:x2="7.55cm" svg:y2="9.01cm" draw:start-shape="id4" draw:start-glue-point="0" draw:end-shape="id17" draw:end-glue-point="0" svg:d="M10950 9900v-890h-3400" svg:viewBox="0 0 3401 891">
          <text:p/>
        </draw:connector>
        <draw:connector draw:style-name="gr7" draw:text-style-name="P5" draw:layer="layout" svg:x1="6.955cm" svg:y1="9.01cm" svg:x2="9.05cm" svg:y2="12.397cm" draw:start-shape="id3" draw:start-glue-point="1" draw:end-shape="id16" draw:end-glue-point="0" svg:d="M6955 9010h2095v3387" svg:viewBox="0 0 2096 3388">
          <text:p/>
        </draw:connector>
        <draw:connector draw:style-name="gr7" draw:text-style-name="P5" xml:id="id18" draw:id="id18" draw:layer="layout" draw:line-skew="-0.249cm" svg:x1="15.35cm" svg:y1="9.9cm" svg:x2="18.05cm" svg:y2="9.8cm" draw:start-shape="id6" draw:start-glue-point="0" draw:end-shape="id9" draw:end-glue-point="0" svg:d="M15350 9900v-899h2700v799" svg:viewBox="0 0 2701 900">
          <text:p/>
        </draw:connector>
        <draw:connector draw:style-name="gr9" draw:text-style-name="P7" draw:layer="layout" draw:type="line" svg:x1="16.7cm" svg:y1="9.001cm" svg:x2="16.714cm" svg:y2="12.407cm" draw:start-shape="id18" draw:start-glue-point="0" draw:end-shape="id19" draw:end-glue-point="0" svg:d="M16700 9001l14 3406" svg:viewBox="0 0 15 3407">
          <text:p/>
        </draw:connector>
        <draw:connector draw:style-name="gr7" draw:text-style-name="P5" draw:layer="layout" draw:line-skew="0.95cm" svg:x1="16.714cm" svg:y1="14.41cm" svg:x2="19.05cm" svg:y2="16.1cm" draw:start-shape="id19" draw:start-glue-point="2" draw:end-shape="id10" draw:end-glue-point="2" svg:d="M16714 14410v3190h2336v-1500" svg:viewBox="0 0 2337 3191">
          <text:p/>
        </draw:connector>
        <draw:frame draw:style-name="gr15" draw:text-style-name="P9" draw:layer="layout" svg:width="1.205cm" svg:height="1.114cm" svg:x="10.538cm" svg:y="14.686cm">
          <draw:text-box>
            <text:p>R<text:span text:style-name="T2">E</text:span></text:p>
          </draw:text-box>
        </draw:frame>
        <draw:frame draw:style-name="gr16" draw:text-style-name="P9" draw:layer="layout" svg:width="1.226cm" svg:height="1.114cm" svg:x="15.255cm" svg:y="13cm">
          <draw:text-box>
            <text:p>R<text:span text:style-name="T2">C</text:span></text:p>
          </draw:text-box>
        </draw:frame>
        <draw:frame draw:style-name="gr12" draw:text-style-name="P9" draw:layer="layout" svg:width="1.162cm" svg:height="1.114cm" svg:x="17.5cm" svg:y="14.486cm">
          <draw:text-box>
            <text:p>R<text:span text:style-name="T2">o</text:span></text:p>
          </draw:text-box>
        </draw:frame>
        <draw:frame draw:style-name="gr12" draw:text-style-name="P9" draw:layer="layout" svg:width="1.162cm" svg:height="1.114cm" svg:x="20.038cm" svg:y="15.8cm">
          <draw:text-box>
            <text:p>R<text:span text:style-name="T2">L</text:span></text:p>
          </draw:text-box>
        </draw:frame>
        <draw:frame draw:style-name="gr17" draw:text-style-name="P9" draw:layer="layout" svg:width="1.087cm" svg:height="1.114cm" svg:x="9.402cm" svg:y="10.395cm">
          <draw:text-box>
            <text:p><text:span text:style-name="T3">r</text:span><text:span text:style-name="T4">π1</text:span></text:p>
          </draw:text-box>
        </draw:frame>
        <draw:frame draw:style-name="gr13" draw:text-style-name="P9" draw:layer="layout" svg:width="1.298cm" svg:height="1.114cm" svg:x="18.3cm" svg:y="9.9cm">
          <draw:text-box>
            <text:p><text:span text:style-name="T3">r</text:span><text:span text:style-name="T4">π2</text:span></text:p>
          </draw:text-box>
        </draw:frame>
        <draw:frame draw:style-name="gr18" draw:text-style-name="P9" draw:layer="layout" svg:width="1.12cm" svg:height="1.114cm" svg:x="13.98cm" svg:y="9.286cm">
          <draw:text-box>
            <text:p>r<text:span text:style-name="T2">o1</text:span></text:p>
          </draw:text-box>
        </draw:frame>
        <draw:frame draw:style-name="gr19" draw:text-style-name="P9" draw:layer="layout" svg:width="2.217cm" svg:height="1.977cm" svg:x="21.183cm" svg:y="9.123cm">
          <draw:text-box>
            <text:p>r<text:span text:style-name="T2">o2</text:span></text:p>
          </draw:text-box>
        </draw:frame>
        <draw:frame draw:style-name="gr20" draw:text-style-name="P9" draw:layer="layout" svg:width="2.068cm" svg:height="1.114cm" svg:x="18.4cm" svg:y="8.7cm">
          <draw:text-box>
            <text:p>g<text:span text:style-name="T2">m2</text:span><text:span text:style-name="T1">v</text:span><text:span text:style-name="T4">π</text:span><text:span text:style-name="T5">2</text:span></text:p>
          </draw:text-box>
        </draw:frame>
        <draw:frame draw:style-name="gr10" draw:text-style-name="P8" draw:layer="layout" svg:width="2.068cm" svg:height="1.115cm" svg:x="11.332cm" svg:y="8.785cm">
          <draw:text-box>
            <text:p>g<text:span text:style-name="T2">m1</text:span><text:span text:style-name="T1">v</text:span><text:span text:style-name="T4">π</text:span><text:span text:style-name="T5">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_35__20_Percent" draw:display-name="5 Percent" xlink:href="Pictures/100000000000000800000008B2AA4E6A4F6D2D7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2T14:29:05.975599706</meta:creation-date>
    <dc:date>2021-05-22T16:13:59.011784411</dc:date>
    <meta:editing-duration>PT10M53S</meta:editing-duration>
    <meta:editing-cycles>4</meta:editing-cycles>
    <meta:generator>LibreOffice/6.4.6.2$Linux_X86_64 LibreOffice_project/40$Build-2</meta:generator>
    <meta:document-statistic meta:object-count="160"/>
  </office:meta>
</office:document-meta>
</file>